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0pt" style:font-size-asian="30pt" style:font-size-complex="30pt"/>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font-size="15pt" style:font-size-asian="13.1000003814697pt" style:font-size-complex="15pt"/>
    </style:style>
    <style:style style:name="P5" style:family="paragraph" style:parent-style-name="Standard">
      <style:paragraph-properties fo:text-align="justify" style:justify-single-word="false"/>
      <style:text-properties fo:font-size="15pt" style:font-size-asian="13.1000003814697pt" style:font-size-complex="15pt"/>
    </style:style>
    <style:style style:name="P6" style:family="paragraph" style:parent-style-name="Standard">
      <style:paragraph-properties fo:text-align="center" style:justify-single-word="false"/>
      <style:text-properties fo:font-size="15pt" fo:font-style="italic" style:font-size-asian="13.1000003814697pt" style:font-style-asian="italic" style:font-size-complex="15pt" style:font-style-complex="italic"/>
    </style:style>
    <style:style style:name="P7" style:family="paragraph" style:parent-style-name="Standard">
      <style:paragraph-properties fo:text-align="start" style:justify-single-word="false"/>
      <style:text-properties fo:font-size="15pt" fo:font-style="italic" style:font-size-asian="13.1000003814697pt" style:font-style-asian="italic" style:font-size-complex="15pt" style:font-style-complex="italic"/>
    </style:style>
    <style:style style:name="P8" style:family="paragraph" style:parent-style-name="Standard">
      <style:paragraph-properties fo:text-align="start" style:justify-single-word="false"/>
      <style:text-properties fo:font-size="15pt" fo:font-style="normal" style:font-size-asian="13.1000003814697pt" style:font-style-asian="normal" style:font-size-complex="15pt" style:font-style-complex="normal"/>
    </style:style>
    <style:style style:name="P9" style:family="paragraph" style:parent-style-name="Standard">
      <style:paragraph-properties fo:text-align="center" style:justify-single-word="false"/>
      <style:text-properties fo:font-size="15pt" fo:font-style="normal" style:font-size-asian="13.1000003814697pt" style:font-style-asian="normal" style:font-size-complex="15pt" style:font-style-complex="normal"/>
    </style:style>
    <style:style style:name="P10" style:family="paragraph" style:parent-style-name="Standard">
      <style:paragraph-properties fo:text-align="start" style:justify-single-word="false"/>
      <style:text-properties fo:font-size="14pt" style:font-size-asian="12.25pt" style:font-size-complex="14pt"/>
    </style:style>
    <style:style style:name="P11" style:family="paragraph" style:parent-style-name="Standard">
      <style:paragraph-properties fo:text-align="start" style:justify-single-word="false"/>
      <style:text-properties fo:font-size="12pt" fo:font-style="italic" style:font-size-asian="10.5pt" style:font-style-asian="italic" style:font-size-complex="12pt" style:font-style-complex="italic"/>
    </style:style>
    <style:style style:name="P12" style:family="paragraph" style:parent-style-name="Standard">
      <style:paragraph-properties fo:text-align="justify" style:justify-single-word="false"/>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P13" style:family="paragraph" style:parent-style-name="Standard">
      <style:paragraph-properties fo:text-align="justify" style:justify-single-word="false"/>
      <style:text-properties fo:font-size="12pt" style:font-size-asian="10.5pt" style:font-size-complex="12pt"/>
    </style:style>
    <style:style style:name="P14" style:family="paragraph" style:parent-style-name="Standard">
      <style:paragraph-properties fo:text-align="justify" style:justify-single-word="false"/>
      <style:text-properties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8pt" style:font-size-asian="15.75pt" style:font-size-complex="18pt"/>
    </style:style>
    <style:style style:name="P16" style:family="paragraph" style:parent-style-name="Standard">
      <style:paragraph-properties fo:text-align="center" style:justify-single-word="false"/>
      <style:text-properties fo:font-size="15pt" style:font-size-asian="13.1000003814697pt" style:font-size-complex="15pt"/>
    </style:style>
    <style:style style:name="P17" style:family="paragraph" style:parent-style-name="Standard">
      <style:paragraph-properties fo:text-align="center" style:justify-single-word="false"/>
      <style:text-properties fo:font-size="15pt" fo:font-style="italic" style:font-size-asian="13.1000003814697pt" style:font-style-asian="italic" style:font-size-complex="15pt" style:font-style-complex="italic"/>
    </style:style>
    <style:style style:name="T1" style:family="text">
      <style:text-properties style:font-name="Liberation Serif" fo:font-size="15pt" fo:font-style="normal" style:font-size-asian="15pt" style:font-style-asian="normal" style:font-size-complex="15pt" style:font-style-complex="normal"/>
    </style:style>
    <style:style style:name="T2" style:family="text">
      <style:text-properties style:font-name="Liberation Serif" fo:font-style="normal" style:font-style-asian="normal" style:font-style-complex="normal"/>
    </style:style>
    <style:style style:name="T3" style:family="text">
      <style:text-properties style:font-name="Liberation Serif"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4" style:family="text">
      <style:text-properties style:font-name="Liberation Serif" fo:font-size="18pt" fo:font-style="normal" style:text-underline-style="none" fo:font-weight="bold" style:font-size-asian="18pt" style:font-style-asian="normal" style:font-weight-asian="bold" style:font-size-complex="18pt" style:font-style-complex="normal" style:font-weight-complex="bold"/>
    </style:style>
    <style:style style:name="T5"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6"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PROJET TUTEURE</text:p>
      <text:p text:style-name="P1"/>
      <text:p text:style-name="P1"/>
      <text:p text:style-name="P1"/>
      <text:p text:style-name="P1"/>
      <text:p text:style-name="P1"/>
      <text:p text:style-name="P3">Implémentation d'un lecteur de badges dans le cadre d'un système de gestion de restaurant d'entreprise</text:p>
      <text:p text:style-name="P3"/>
      <text:p text:style-name="P3"/>
      <text:p text:style-name="P3"/>
      <text:p text:style-name="P4">BETHOULE Yohann</text:p>
      <text:p text:style-name="P4">BROUSSE Anthony</text:p>
      <text:p text:style-name="P4">GANDBOEUF Bastien</text:p>
      <text:p text:style-name="P4">PERROT Léandre</text:p>
      <text:p text:style-name="P4">TESSANNE Jeremy</text:p>
      <text:p text:style-name="P4"/>
      <text:p text:style-name="P4"/>
      <text:p text:style-name="P4"/>
      <text:p text:style-name="P4"/>
      <text:p text:style-name="P4"/>
      <text:p text:style-name="P4"/>
      <text:p text:style-name="P4"/>
      <text:p text:style-name="P4"/>
      <text:p text:style-name="P4"/>
      <text:p text:style-name="P10">IUT de Clermont-Ferrand, Departement Informatique, Année 2016-2017</text:p>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Nous autorisons la diffusion de notre rapport sur l'intranet de l'IU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Remerciemen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oft-page-break/><text:tab/><text:span text:style-name="T5">SOMMAIRE</text:span></text:p>
      <text:p text:style-name="P6"/>
      <text:p text:style-name="P7"/>
      <text:p text:style-name="P6"/>
      <text:p text:style-name="P8">Introduction……………………………………………………………………..5</text:p>
      <text:p text:style-name="P7"/>
      <text:p text:style-name="P8">Présentation du projet…………………………………………………………...6 </text:p>
      <text:p text:style-name="P6"/>
      <text:p text:style-name="P8">Suivi de projet………………………………………………………………….</text:p>
      <text:p text:style-name="P8"/>
      <text:p text:style-name="P8">Analyse………………………………………………………………………...</text:p>
      <text:p text:style-name="P6"/>
      <text:p text:style-name="P8">Développement………………………………………………………………...</text:p>
      <text:p text:style-name="P6"/>
      <text:p text:style-name="P8">Bilan technique………………………………………………………………...</text:p>
      <text:p text:style-name="P6"/>
      <text:p text:style-name="P8">Conclusion……………………………………………………………………..</text:p>
      <text:p text:style-name="P6"/>
      <text:p text:style-name="P8">English summary………………………………………………………………</text:p>
      <text:p text:style-name="P9"/>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text:soft-page-break/><text:span text:style-name="T4"><text:tab/></text:span><text:span text:style-name="T3">Introduction</text:span></text:p>
      <text:p text:style-name="P11"/>
      <text:p text:style-name="P11"/>
      <text:p text:style-name="P11"/>
      <text:p text:style-name="P11"/>
      <text:p text:style-name="P12"><text:span text:style-name="T1"><text:tab/></text:span><text:span text:style-name="T2">Une entreprise souhaite mettre à la disposition de ses employés un restaurant d'entreprise fonctionnant sous la forme de self-service. </text:span><text:span text:style-name="T2">Chaque employé possédera une carte d'accès (magnétique ou à puce) l'identifiant et lui permettant de payer ses plats lors du passage en caisse. Cette carte sera soit pré-alimentée et possédera donc un solde décrémenté à chaque passage en caisse, soit <text:s/>enregistrera le total des paiements pour le retenir sur le salaire en fin de mois.</text:span></text:p>
      <text:p text:style-name="P12"/>
      <text:p text:style-name="P12"><text:span text:style-name="T2"><text:tab/></text:span><text:span text:style-name="T2">Sous la tutelle de M. Bernard Jampy, l</text:span><text:span text:style-name="T2">'objectif du projet</text:span><text:span text:style-name="T2"> consiste à développer les outils informatiques nécessaires à la mise en place de ce système de paiement par cartes : l'implémentation du lecteur de cartes, et le développement de deux applications, une pour le paiement en caisse sur écran tactile, et l'autre pour la gestion de l'application. </text:span></text:p>
      <text:p text:style-name="P14">Les caissiers du restaurant utiliseront l'application mobile pour sélectionner les plats lors du passage en caisse, et faire payer l'employé avec sa carte.</text:p>
      <text:p text:style-name="P14">Les cuisiniers utiliseront l'application de gestion afin de composer les menus du jour, en ajoutant les plats proposés ainsi que leurs prix. </text:p>
      <text:p text:style-name="P14">Le gérant du restaurant aura accès à une interface de gestion de l'application, permettant la gestion des utilisateurs et usagers du service, ainsi que la consultation de statistiques concernant les consommations, la fréquentation, le chiffre d'affaire, etc.</text:p>
      <text:p text:style-name="P12"/>
      <text:p text:style-name="P14"/>
      <text:p text:style-name="P14"><text:tab/>De notre côté, la finalité du projet est de nous imposer des conditions de travail qui se rapprochent le plus possible d'un véritable projet professionnel. Nous devrons ainsi :</text:p>
      <text:p text:style-name="P14">-établir un suivi de projet en prévoyant et ordonnançant nos tâches,</text:p>
      <text:p text:style-name="P12"><text:span text:style-name="T2">-procéder à une analyse complète </text:span><text:span text:style-name="T2">à travers la méthode UML,</text:span></text:p>
      <text:p text:style-name="P12"><text:span text:style-name="T2">-</text:span><text:span text:style-name="T2">définir une charte graphique et proposer une interface Homme-Machine attractive,</text:span></text:p>
      <text:p text:style-name="P14">-développer une application opérationnelle et stable, facile à prendre en main pour des non-informaticiens,</text:p>
      <text:p text:style-name="P14">-produire un rapport de stage et une documentation claire de l'application.</text:p>
      <text:p text:style-name="P14"/>
      <text:p text:style-name="P14"/>
      <text:p text:style-name="P14"/>
      <text:p text:style-name="P14"><text:tab/>Nous présenterons tout d'abord les détails du sujet proposé, afin d'exposer de façon clair le travail qui nous a été demandé au début du projet, puis nous développerons en exposant notre suivi de projet, notre analyse, ainsi que les différentes phases du développement de l'application. Enfin, nous dresserons un bilan technique de ce projet. </text:p>
      <text:p text:style-name="P14"/>
      <text:p text:style-name="P14"/>
      <text:p text:style-name="P14"/>
      <text:p text:style-name="P5"/>
      <text:p text:style-name="P4"/>
      <text:p text:style-name="P4"/>
      <text:p text:style-name="P4"/>
      <text:p text:style-name="P4"/>
      <text:p text:style-name="P4"/>
      <text:p text:style-name="P15"><text:soft-page-break/><text:tab/><text:span text:style-name="T6">PRESENTATION DU PROJET</text:span></text:p>
      <text:p text:style-name="P4"/>
      <text:p text:style-name="P4"/>
      <text:p text:style-name="P5">1. Objectifs du projet</text:p>
      <text:p text:style-name="P5"/>
      <text:p text:style-name="P5"/>
      <text:p text:style-name="P13"><text:tab/>La finalité du projet est la mise en place d'une interface de gestion et de paiement d'un restaurant d'entreprise. Différents acteurs utiliseront l'application, et auront accès à des fonctionnalités différentes. Les diverses informations dont l'application aura besoin seront stockées sur un serveur léger qui servira de base de données. </text:p>
      <text:p text:style-name="P13"/>
      <text:p text:style-name="P13"><text:tab/>Diverses fonctionnalités :</text:p>
      <text:p text:style-name="P13"><text:tab/></text:p>
      <text:p text:style-name="P13"><text:tab/>- Application de paiement : les caissiers utiliseront cette application, portée sur écran tactile, pour sélectionner les plats choisis par les usagers et procéder au paiement. Nous devrons donc développer une application mobile reliée au lecteur de cartes et capable d'interroger une base de données contenant les soldes des utilisateurs.</text:p>
      <text:p text:style-name="P13"><text:tab/>- Lecteur de cartes et cartes : Les cartes serviront à identifier les usagers. Lorsque ce dernier passera en caisse, il présentera sa carte, le lecteur récupérera un numéro inscrit sur la carte et identifiant l'usager, et le transmettra à l'application de paiement. C'est ensuite l'application qui se chargera d'interroger la base de données des usagers avec cet identifiant afin de vérifier le moyen de paiement et le solde de l'usager.</text:p>
      <text:p text:style-name="P13"><text:tab/>- </text:p>
      <text:p text:style-name="P5"/>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text:tab/><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21T10:13:08.514661464</meta:creation-date>
    <dc:date>2016-12-05T08:32:50.30</dc:date>
    <meta:editing-duration>PT1H15M3S</meta:editing-duration>
    <meta:editing-cycles>14</meta:editing-cycles>
    <meta:generator>OpenOffice/4.1.2$Win32 OpenOffice.org_project/412m3$Build-9782</meta:generator>
    <meta:document-statistic meta:table-count="0" meta:image-count="0" meta:object-count="0" meta:page-count="6" meta:paragraph-count="41" meta:word-count="596" meta:character-count="4171"/>
  </office:meta>
</office:document-meta>
</file>